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al Document Specifications. The proposal should be on A4 paper with 2cm margins, in 11pt</text:p>
      <text:p text:style-name="Standard">Arial font, 1.5-spaced, with lines numbered continuously. It must not exceed 2 pages excluding</text:p>
      <text:p text:style-name="Standard">references and title page. The proposal should begin with a title page consisting of Project title,</text:p>
      <text:p text:style-name="Standard">supervisor name(s) with affiliation(s) and contact email. Thereafter, it should contain the following</text:p>
      <text:p text:style-name="Standard">sections (all necessarily brief, of course):</text:p>
      <text:p text:style-name="Standard">(i) Six keywords (these will help us to allocate appropriate Examiners/Markers to your project)</text:p>
      <text:p text:style-name="Standard">(ii) Introduction to the project idea and proposed questions</text:p>
      <text:p text:style-name="Standard">(iii) Proposed methods</text:p>
      <text:p text:style-name="Standard">(iv) Anticipated outputs and outcomes (including stakeholders involved if applicable)</text:p>
      <text:p text:style-name="Standard">(v) Project feasibility supported by a timeline of tasks (including a Gantt chart)</text:p>
      <text:p text:style-name="Standard">(vi) An itemized budget</text:p>
      <text:p text:style-name="Standard">(vii) Cited references. The references can be formatted compactly, but must contain the full title of</text:p>
      <text:p text:style-name="Standard">the paper, and each reference must have been cited in the main text of the proposal. In-text</text:p>
      <text:p text:style-name="Standard">citations must not be in a numbered or superscript format, i.e., they should be in some form of</text:p>
      <text:p text:style-name="Standard">author name-year format (e.g., Jenkins et al 2015).</text:p>
      <text:p text:style-name="Standard">The proposal will presumably be prepared under guidance of the project supervisor(s) (see</text:p>
      <text:p text:style-name="Standard">Supervision guidelines below). Detailed instructions on the project budget are given below.</text:p>
      <text:p text:style-name="Standard"/>
      <text:p text:style-name="Standard">CMEE Masters project proposals should be written in LATEX, and the source code</text:p>
      <text:p text:style-name="Standard">submitted (pushed), in pdf format to your git repository into a directory called Proposal</text:p>
      <text:p text:style-name="Standard">inside a Project directory. Please also email the pdf to your Course Director. Please ask the</text:p>
      <text:p text:style-name="Standard">Course Director if you have any questions about this, and refer to the Silwood Student Guidebook</text:p>
      <text:p text:style-name="Standard"/>
      <text:p text:style-name="Standard">for proposal preparation guideli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2:08:08.841693315</meta:creation-date>
    <dc:date>2020-03-28T13:18:26.326377132</dc:date>
    <meta:editing-duration>PT1H7S</meta:editing-duration>
    <meta:editing-cycles>1</meta:editing-cycles>
    <meta:document-statistic meta:table-count="0" meta:image-count="0" meta:object-count="0" meta:page-count="1" meta:paragraph-count="22" meta:word-count="264" meta:character-count="1710" meta:non-whitespace-character-count="1468"/>
    <meta:generator>LibreOffice/6.0.7.3$Linux_X86_64 LibreOffice_project/00m0$Build-3</meta:generator>
  </office:meta>
</office:document-meta>
</file>